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06344" officeooo:paragraph-rsid="00206344"/>
    </style:style>
    <style:style style:name="T1" style:family="text">
      <style:text-properties officeooo:rsid="002cb1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web@JLP-012:~$ sudo /opt/lampp/lampp start</text:p>
      <text:p text:style-name="Standard">[sudo] password for addweb: </text:p>
      <text:p text:style-name="Standard">Starting XAMPP for Linux 8.0.11-2...</text:p>
      <text:p text:style-name="Standard">XAMPP: Starting Apache...ok.</text:p>
      <text:p text:style-name="Standard">XAMPP: Starting MySQL...ok.</text:p>
      <text:p text:style-name="Standard">XAMPP: Starting ProFTPD...ok.</text:p>
      <text:p text:style-name="Standard">addweb@JLP-012:~$ sudo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9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elect ascii('m');</text:p>
      <text:p text:style-name="Standard">+------------+</text:p>
      <text:p text:style-name="Standard">| ascii('m') |</text:p>
      <text:p text:style-name="Standard">+------------+</text:p>
      <text:p text:style-name="Standard">| <text:s text:c="7"/>109 |</text:p>
      <text:p text:style-name="Standard">+------------+</text:p>
      <text:p text:style-name="Standard">1 row in set (0.000 sec)</text:p>
      <text:p text:style-name="Standard"/>
      <text:p text:style-name="Standard">MariaDB [(none)]&gt; select ascii('a');</text:p>
      <text:p text:style-name="Standard">+------------+</text:p>
      <text:p text:style-name="Standard">| ascii('a') |</text:p>
      <text:p text:style-name="Standard">+------------+</text:p>
      <text:p text:style-name="Standard">| <text:s text:c="8"/>97 |</text:p>
      <text:p text:style-name="Standard">+------------+</text:p>
      <text:p text:style-name="Standard">1 row in set (0.000 sec)</text:p>
      <text:p text:style-name="Standard"/>
      <text:p text:style-name="Standard">MariaDB [(none)]&gt; select ascii('A');</text:p>
      <text:p text:style-name="Standard">+------------+</text:p>
      <text:p text:style-name="Standard">| ascii('A') |</text:p>
      <text:p text:style-name="Standard">+------------+</text:p>
      <text:p text:style-name="Standard">| <text:s text:c="8"/>65 |</text:p>
      <text:p text:style-name="Standard">+------------+</text:p>
      <text:p text:style-name="Standard">1 row in set (0.000 sec)</text:p>
      <text:p text:style-name="Standard"/>
      <text:p text:style-name="Standard">MariaDB [(none)]&gt; select bin(12);</text:p>
      <text:p text:style-name="Standard">+---------+</text:p>
      <text:p text:style-name="Standard">| bin(12) |</text:p>
      <text:p text:style-name="Standard">+---------+</text:p>
      <text:p text:style-name="Standard">| 1100 <text:s text:c="3"/>|</text:p>
      <text:p text:style-name="Standard">+---------+</text:p>
      <text:p text:style-name="Standard">1 row in set (0.000 sec)</text:p>
      <text:p text:style-name="Standard"/>
      <text:p text:style-name="Standard">MariaDB [(none)]&gt; select bit_length('mansi');</text:p>
      <text:p text:style-name="Standard">+---------------------+</text:p>
      <text:p text:style-name="Standard">| bit_length('mansi') |</text:p>
      <text:p text:style-name="Standard">+---------------------+</text:p>
      <text:p text:style-name="Standard"><text:soft-page-break/>| <text:s text:c="17"/>40 |</text:p>
      <text:p text:style-name="Standard">+---------------------+</text:p>
      <text:p text:style-name="Standard">1 row in set (0.000 sec)</text:p>
      <text:p text:style-name="Standard"/>
      <text:p text:style-name="Standard">MariaDB [(none)]&gt; select char('A');</text:p>
      <text:p text:style-name="Standard">+-----------+</text:p>
      <text:p text:style-name="Standard">| char('A') |</text:p>
      <text:p text:style-name="Standard">+-----------+</text:p>
      <text:p text:style-name="Standard">| <text:s text:c="10"/>|</text:p>
      <text:p text:style-name="Standard">+-----------+</text:p>
      <text:p text:style-name="Standard">1 row in set, 1 warning (0.000 sec)</text:p>
      <text:p text:style-name="Standard"/>
      <text:p text:style-name="Standard">MariaDB [(none)]&gt; select char('Apple');</text:p>
      <text:p text:style-name="Standard">+---------------+</text:p>
      <text:p text:style-name="Standard">| char('Apple') |</text:p>
      <text:p text:style-name="Standard">+---------------+</text:p>
      <text:p text:style-name="Standard">| <text:s text:c="14"/>|</text:p>
      <text:p text:style-name="Standard">+---------------+</text:p>
      <text:p text:style-name="Standard">1 row in set, 1 warning (0.000 sec)</text:p>
      <text:p text:style-name="Standard"/>
      <text:p text:style-name="Standard">MariaDB [(none)]&gt; select char(109,97,97);</text:p>
      <text:p text:style-name="Standard">+-----------------+</text:p>
      <text:p text:style-name="Standard">| char(109,97,97) |</text:p>
      <text:p text:style-name="Standard">+-----------------+</text:p>
      <text:p text:style-name="Standard">| maa <text:s text:c="12"/>|</text:p>
      <text:p text:style-name="Standard">+-----------------+</text:p>
      <text:p text:style-name="Standard">1 row in set (0.000 sec)</text:p>
      <text:p text:style-name="Standard"/>
      <text:p text:style-name="Standard">MariaDB [(none)]&gt; select char_length('mansi');</text:p>
      <text:p text:style-name="Standard">+----------------------+</text:p>
      <text:p text:style-name="Standard">| char_length('mansi') |</text:p>
      <text:p text:style-name="Standard">+----------------------+</text:p>
      <text:p text:style-name="Standard">| <text:s text:c="19"/>5 |</text:p>
      <text:p text:style-name="Standard">+----------------------+</text:p>
      <text:p text:style-name="Standard">1 row in set (0.000 sec)</text:p>
      <text:p text:style-name="Standard"/>
      <text:p text:style-name="Standard">MariaDB [(none)]&gt; select concat('mansi','sharma','joshi');</text:p>
      <text:p text:style-name="Standard">+----------------------------------+</text:p>
      <text:p text:style-name="Standard">| concat('mansi','sharma','joshi') |</text:p>
      <text:p text:style-name="Standard">+----------------------------------+</text:p>
      <text:p text:style-name="Standard">| mansisharmajoshi <text:s text:c="16"/>|</text:p>
      <text:p text:style-name="Standard">+----------------------------------+</text:p>
      <text:p text:style-name="Standard">1 row in set (0.000 sec)</text:p>
      <text:p text:style-name="Standard"/>
      <text:p text:style-name="Standard">MariaDB [(none)]&gt; select concat_ws(' ','mansi','sharma','joshi');</text:p>
      <text:p text:style-name="Standard">+-----------------------------------------+</text:p>
      <text:p text:style-name="Standard">| concat_ws(' ','mansi','sharma','joshi') |</text:p>
      <text:p text:style-name="Standard">+-----------------------------------------+</text:p>
      <text:p text:style-name="Standard">| mansi sharma joshi <text:s text:c="21"/>|</text:p>
      <text:p text:style-name="Standard">+-----------------------------------------+</text:p>
      <text:p text:style-name="Standard">1 row in set (0.000 sec)</text:p>
      <text:p text:style-name="Standard"/>
      <text:p text:style-name="Standard"><text:soft-page-break/>MariaDB [(none)]&gt; select elt(2,'mansi','sharma','joshi');</text:p>
      <text:p text:style-name="Standard">+---------------------------------+</text:p>
      <text:p text:style-name="Standard">| elt(2,'mansi','sharma','joshi') |</text:p>
      <text:p text:style-name="Standard">+---------------------------------+</text:p>
      <text:p text:style-name="Standard">| sharma <text:s text:c="25"/>|</text:p>
      <text:p text:style-name="Standard">+---------------------------------+</text:p>
      <text:p text:style-name="Standard">1 row in set (0.000 sec)</text:p>
      <text:p text:style-name="Standard"/>
      <text:p text:style-name="Standard">MariaDB [(none)]&gt; select export_set(5,'yes','no','*',4);</text:p>
      <text:p text:style-name="Standard">+--------------------------------+</text:p>
      <text:p text:style-name="Standard">| export_set(5,'yes','no','*',4) |</text:p>
      <text:p text:style-name="Standard">+--------------------------------+</text:p>
      <text:p text:style-name="Standard">| yes*no*yes*no <text:s text:c="17"/>|</text:p>
      <text:p text:style-name="Standard">+--------------------------------+</text:p>
      <text:p text:style-name="Standard">1 row in set (0.000 sec)</text:p>
      <text:p text:style-name="Standard"/>
      <text:p text:style-name="Standard">MariaDB [(none)]&gt; select export_set(10,'yes','no','*',4);</text:p>
      <text:p text:style-name="Standard">+---------------------------------+</text:p>
      <text:p text:style-name="Standard">| export_set(10,'yes','no','*',4) |</text:p>
      <text:p text:style-name="Standard">+---------------------------------+</text:p>
      <text:p text:style-name="Standard">| no*yes*no*yes <text:s text:c="18"/>|</text:p>
      <text:p text:style-name="Standard">+---------------------------------+</text:p>
      <text:p text:style-name="Standard">1 row in set (0.000 sec)</text:p>
      <text:p text:style-name="Standard"/>
      <text:p text:style-name="Standard">MariaDB [(none)]&gt; select field("a","mansi");</text:p>
      <text:p text:style-name="Standard">+--------------------+</text:p>
      <text:p text:style-name="Standard">| field("a","mansi") |</text:p>
      <text:p text:style-name="Standard">+--------------------+</text:p>
      <text:p text:style-name="Standard">| <text:s text:c="17"/>0 |</text:p>
      <text:p text:style-name="Standard">+--------------------+</text:p>
      <text:p text:style-name="Standard">1 row in set (0.000 sec)</text:p>
      <text:p text:style-name="Standard"/>
      <text:p text:style-name="Standard">MariaDB [(none)]&gt; select field ("a","m","a","n","s","i");</text:p>
      <text:p text:style-name="Standard">+---------------------------------+</text:p>
      <text:p text:style-name="Standard">| field ("a","m","a","n","s","i") |</text:p>
      <text:p text:style-name="Standard">+---------------------------------+</text:p>
      <text:p text:style-name="Standard">| <text:s text:c="30"/>2 |</text:p>
      <text:p text:style-name="Standard">+---------------------------------+</text:p>
      <text:p text:style-name="Standard">1 row in set (0.000 sec)</text:p>
      <text:p text:style-name="Standard"/>
      <text:p text:style-name="Standard">MariaDB [(none)]&gt; select find_in_set ("a","m,a,n,s,i");</text:p>
      <text:p text:style-name="Standard">+-------------------------------+</text:p>
      <text:p text:style-name="Standard">| find_in_set ("a","m,a,n,s,i") |</text:p>
      <text:p text:style-name="Standard">+-------------------------------+</text:p>
      <text:p text:style-name="Standard">| <text:s text:c="28"/>2 |</text:p>
      <text:p text:style-name="Standard">+-------------------------------+</text:p>
      <text:p text:style-name="Standard">1 row in set (0.000 sec)</text:p>
      <text:p text:style-name="Standard"/>
      <text:p text:style-name="Standard">MariaDB [(none)]&gt; select format(20356,3,'de_DE');</text:p>
      <text:p text:style-name="Standard">+-------------------------+</text:p>
      <text:p text:style-name="Standard">| format(20356,3,'de_DE') |</text:p>
      <text:p text:style-name="Standard">+-------------------------+</text:p>
      <text:p text:style-name="Standard"><text:soft-page-break/>| 20.356,000 <text:s text:c="13"/>|</text:p>
      <text:p text:style-name="Standard">+-------------------------+</text:p>
      <text:p text:style-name="Standard">1 row in set (0.000 sec)</text:p>
      <text:p text:style-name="Standard"/>
      <text:p text:style-name="Standard">MariaDB [(none)]&gt; select format(203563,2,'de_DE');</text:p>
      <text:p text:style-name="Standard">+--------------------------+</text:p>
      <text:p text:style-name="Standard">| format(203563,2,'de_DE') |</text:p>
      <text:p text:style-name="Standard">+--------------------------+</text:p>
      <text:p text:style-name="Standard">| 203.563,00 <text:s text:c="14"/>|</text:p>
      <text:p text:style-name="Standard">+--------------------------+</text:p>
      <text:p text:style-name="Standard">1 row in set (0.000 sec)</text:p>
      <text:p text:style-name="Standard"/>
      <text:p text:style-name="Standard">MariaDB [(none)]&gt; select to_base64("hello");</text:p>
      <text:p text:style-name="Standard">+--------------------+</text:p>
      <text:p text:style-name="Standard">| to_base64("hello") |</text:p>
      <text:p text:style-name="Standard">+--------------------+</text:p>
      <text:p text:style-name="Standard">| aGVsbG8= <text:s text:c="10"/>|</text:p>
      <text:p text:style-name="Standard">+--------------------+</text:p>
      <text:p text:style-name="Standard">1 row in set (0.000 sec)</text:p>
      <text:p text:style-name="Standard"/>
      <text:p text:style-name="Standard">MariaDB [(none)]&gt; select from_base64("hello");</text:p>
      <text:p text:style-name="Standard">+----------------------+</text:p>
      <text:p text:style-name="Standard">| from_base64("hello") |</text:p>
      <text:p text:style-name="Standard">+----------------------+</text:p>
      <text:p text:style-name="Standard">| NULL <text:s text:c="16"/>|</text:p>
      <text:p text:style-name="Standard">+----------------------+</text:p>
      <text:p text:style-name="Standard">1 row in set, 1 warning (0.000 sec)</text:p>
      <text:p text:style-name="Standard"/>
      <text:p text:style-name="Standard">MariaDB [(none)]&gt; select from_base64("aGVsbG8=");</text:p>
      <text:p text:style-name="Standard">+-------------------------+</text:p>
      <text:p text:style-name="Standard">| from_base64("aGVsbG8=") |</text:p>
      <text:p text:style-name="Standard">+-------------------------+</text:p>
      <text:p text:style-name="Standard">| hello <text:s text:c="18"/>|</text:p>
      <text:p text:style-name="Standard">+-------------------------+</text:p>
      <text:p text:style-name="Standard">1 row in set (0.000 sec)</text:p>
      <text:p text:style-name="Standard"/>
      <text:p text:style-name="Standard">MariaDB [(none)]&gt; select hex</text:p>
      <text:p text:style-name="Standard"><text:s text:c="4"/>-&gt; ('mansi');</text:p>
      <text:p text:style-name="Standard">+---------------+</text:p>
      <text:p text:style-name="Standard">| hex</text:p>
      <text:p text:style-name="Standard">('mansi') |</text:p>
      <text:p text:style-name="Standard">+---------------+</text:p>
      <text:p text:style-name="Standard">| 6D616E7369 <text:s text:c="3"/>|</text:p>
      <text:p text:style-name="Standard">+---------------+</text:p>
      <text:p text:style-name="Standard">1 row in set (0.000 sec)</text:p>
      <text:p text:style-name="Standard"/>
      <text:p text:style-name="Standard">MariaDB [(none)]&gt; select insert('mansijoshi',6,0,'sharma');</text:p>
      <text:p text:style-name="Standard">+-----------------------------------+</text:p>
      <text:p text:style-name="Standard">| insert('mansijoshi',6,0,'sharma') |</text:p>
      <text:p text:style-name="Standard">+-----------------------------------+</text:p>
      <text:p text:style-name="Standard">| mansisharmajoshi <text:s text:c="17"/>|</text:p>
      <text:p text:style-name="Standard">+-----------------------------------+</text:p>
      <text:p text:style-name="Standard"><text:soft-page-break/>1 row in set (0.000 sec)</text:p>
      <text:p text:style-name="Standard"/>
      <text:p text:style-name="Standard">MariaDB [(none)]&gt; select instr('mansisharmajoshi','sharma');</text:p>
      <text:p text:style-name="Standard">+------------------------------------+</text:p>
      <text:p text:style-name="Standard">| instr('mansisharmajoshi','sharma') |</text:p>
      <text:p text:style-name="Standard">+------------------------------------+</text:p>
      <text:p text:style-name="Standard">| <text:s text:c="33"/>6 |</text:p>
      <text:p text:style-name="Standard">+------------------------------------+</text:p>
      <text:p text:style-name="Standard">1 row in set (0.000 sec)</text:p>
      <text:p text:style-name="Standard"/>
      <text:p text:style-name="Standard">MariaDB [(none)]&gt; select left('mansioshi',5);</text:p>
      <text:p text:style-name="Standard">+---------------------+</text:p>
      <text:p text:style-name="Standard">| left('mansioshi',5) |</text:p>
      <text:p text:style-name="Standard">+---------------------+</text:p>
      <text:p text:style-name="Standard">| mansi <text:s text:c="14"/>|</text:p>
      <text:p text:style-name="Standard">+---------------------+</text:p>
      <text:p text:style-name="Standard">1 row in set (0.000 sec)</text:p>
      <text:p text:style-name="Standard"/>
      <text:p text:style-name="Standard">MariaDB [(none)]&gt; select length('mansijoshi');</text:p>
      <text:p text:style-name="Standard">+----------------------+</text:p>
      <text:p text:style-name="Standard">| length('mansijoshi') |</text:p>
      <text:p text:style-name="Standard">+----------------------+</text:p>
      <text:p text:style-name="Standard">| <text:s text:c="18"/>10 |</text:p>
      <text:p text:style-name="Standard">+----------------------+</text:p>
      <text:p text:style-name="Standard">1 row in set (0.000 sec)</text:p>
      <text:p text:style-name="Standard"/>
      <text:p text:style-name="Standard">MariaDB [(none)]&gt; select octet_length('mansijoshi');</text:p>
      <text:p text:style-name="Standard">+----------------------------+</text:p>
      <text:p text:style-name="Standard">| octet_length('mansijoshi') |</text:p>
      <text:p text:style-name="Standard">+----------------------------+</text:p>
      <text:p text:style-name="Standard">| <text:s text:c="24"/>10 |</text:p>
      <text:p text:style-name="Standard">+----------------------------+</text:p>
      <text:p text:style-name="Standard">1 row in set (0.000 sec)</text:p>
      <text:p text:style-name="Standard"/>
      <text:p text:style-name="Standard">MariaDB [(none)]&gt; select locate('sharma','mansisharmajoshi');</text:p>
      <text:p text:style-name="Standard">+-------------------------------------+</text:p>
      <text:p text:style-name="Standard">| locate('sharma','mansisharmajoshi') |</text:p>
      <text:p text:style-name="Standard">+-------------------------------------+</text:p>
      <text:p text:style-name="Standard">| <text:s text:c="34"/>6 |</text:p>
      <text:p text:style-name="Standard">+-------------------------------------+</text:p>
      <text:p text:style-name="Standard">1 row in set (0.000 sec)</text:p>
      <text:p text:style-name="Standard"/>
      <text:p text:style-name="Standard">MariaDB [(none)]&gt; select lower('MANSI');</text:p>
      <text:p text:style-name="Standard">+----------------+</text:p>
      <text:p text:style-name="Standard">| lower('MANSI') |</text:p>
      <text:p text:style-name="Standard">+----------------+</text:p>
      <text:p text:style-name="Standard">| mansi <text:s text:c="9"/>|</text:p>
      <text:p text:style-name="Standard">+----------------+</text:p>
      <text:p text:style-name="Standard">1 row in set (0.000 sec)</text:p>
      <text:p text:style-name="Standard"/>
      <text:p text:style-name="Standard">MariaDB [(none)]&gt; select lpad('SHARMA',5,'MANSI');</text:p>
      <text:p text:style-name="Standard">+--------------------------+</text:p>
      <text:p text:style-name="Standard"><text:soft-page-break/>| lpad('SHARMA',5,'MANSI') |</text:p>
      <text:p text:style-name="Standard">+--------------------------+</text:p>
      <text:p text:style-name="Standard">| SHARM <text:s text:c="19"/>|</text:p>
      <text:p text:style-name="Standard">+--------------------------+</text:p>
      <text:p text:style-name="Standard">1 row in set (0.000 sec)</text:p>
      <text:p text:style-name="Standard"/>
      <text:p text:style-name="Standard">MariaDB [(none)]&gt; select lpad('SHARMA',11,'MANSI');</text:p>
      <text:p text:style-name="Standard">+---------------------------+</text:p>
      <text:p text:style-name="Standard">| lpad('SHARMA',11,'MANSI') |</text:p>
      <text:p text:style-name="Standard">+---------------------------+</text:p>
      <text:p text:style-name="Standard">| MANSISHARMA <text:s text:c="14"/>|</text:p>
      <text:p text:style-name="Standard">+---------------------------+</text:p>
      <text:p text:style-name="Standard">1 row in set (0.000 sec)</text:p>
      <text:p text:style-name="Standard"/>
      <text:p text:style-name="Standard">MariaDB [(none)]&gt; select lpad('SHARMA',12,'MANSI');</text:p>
      <text:p text:style-name="Standard">+---------------------------+</text:p>
      <text:p text:style-name="Standard">| lpad('SHARMA',12,'MANSI') |</text:p>
      <text:p text:style-name="Standard">+---------------------------+</text:p>
      <text:p text:style-name="Standard">| MANSIMSHARMA <text:s text:c="13"/>|</text:p>
      <text:p text:style-name="Standard">+---------------------------+</text:p>
      <text:p text:style-name="Standard">1 row in set (0.000 sec)</text:p>
      <text:p text:style-name="Standard"/>
      <text:p text:style-name="Standard">MariaDB [(none)]&gt; select ltrim(' <text:s text:c="9"/>mansi');</text:p>
      <text:p text:style-name="Standard">+--------------------------+</text:p>
      <text:p text:style-name="Standard">| ltrim(' <text:s text:c="9"/>mansi') |</text:p>
      <text:p text:style-name="Standard">+--------------------------+</text:p>
      <text:p text:style-name="Standard">| mansi <text:s text:c="19"/>|</text:p>
      <text:p text:style-name="Standard">+--------------------------+</text:p>
      <text:p text:style-name="Standard">1 row in set (0.000 sec)</text:p>
      <text:p text:style-name="Standard"/>
      <text:p text:style-name="Standard">MariaDB [(none)]&gt; select make_set(1|2,'mansi','sharma');</text:p>
      <text:p text:style-name="Standard">+--------------------------------+</text:p>
      <text:p text:style-name="Standard">| make_set(1|2,'mansi','sharma') |</text:p>
      <text:p text:style-name="Standard">+--------------------------------+</text:p>
      <text:p text:style-name="Standard">| mansi,sharma <text:s text:c="18"/>|</text:p>
      <text:p text:style-name="Standard">+--------------------------------+</text:p>
      <text:p text:style-name="Standard">1 row in set (0.001 sec)</text:p>
      <text:p text:style-name="Standard"/>
      <text:p text:style-name="Standard"/>
      <text:p text:style-name="Standard">MariaDB [(none)]&gt; use my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my]&gt; show tables</text:p>
      <text:p text:style-name="Standard"><text:s text:c="4"/>-&gt; ;</text:p>
      <text:p text:style-name="Standard">+--------------+</text:p>
      <text:p text:style-name="Standard">| Tables_in_my |</text:p>
      <text:p text:style-name="Standard">+--------------+</text:p>
      <text:p text:style-name="Standard">| alert <text:s text:c="7"/>|</text:p>
      <text:p text:style-name="Standard">| avg <text:s text:c="9"/>|</text:p>
      <text:p text:style-name="Standard">| candidate <text:s text:c="3"/>|</text:p>
      <text:p text:style-name="Standard"><text:soft-page-break/>| detail <text:s text:c="6"/>|</text:p>
      <text:p text:style-name="Standard">| people <text:s text:c="6"/>|</text:p>
      <text:p text:style-name="Standard">| per_del <text:s text:c="5"/>|</text:p>
      <text:p text:style-name="Standard">| student <text:s text:c="5"/>|</text:p>
      <text:p text:style-name="Standard">| supervisor <text:s text:c="2"/>|</text:p>
      <text:p text:style-name="Standard">+--------------+</text:p>
      <text:p text:style-name="Standard">8 rows in set (0.001 sec)</text:p>
      <text:p text:style-name="Standard"/>
      <text:p text:style-name="Standard">MariaDB [my]&gt; select * from student;</text:p>
      <text:p text:style-name="Standard">+----+--------+------------------+----------+------------+----------+------+</text:p>
      <text:p text:style-name="Standard">| id | name <text:s text:c="2"/>| email <text:s text:c="11"/>| password | mobile <text:s text:c="4"/>| address <text:s/>| fees |</text:p>
      <text:p text:style-name="Standard">+----+--------+------------------+----------+------------+----------+------+</text:p>
      <text:p text:style-name="Standard">| <text:s/>1 | mansi <text:s/>| m@gmail.com <text:s text:c="5"/>| 123 <text:s text:c="5"/>| 9876543213 | banglore | 2000 |</text:p>
      <text:p text:style-name="Standard">| <text:s/>2 | khushi | khushi@gmail.com | 456 <text:s text:c="5"/>| 9412345678 | bhilwara | 1500 |</text:p>
      <text:p text:style-name="Standard">| <text:s/>3 | tannu <text:s/>| t@gmail.com <text:s text:c="5"/>| 123 <text:s text:c="5"/>| 9876543213 | banglore | <text:s/>500 |</text:p>
      <text:p text:style-name="Standard">| <text:s/>4 | rahul <text:s/>| r@gmail.com <text:s text:c="5"/>| 123 <text:s text:c="5"/>| <text:s/>987067998 | jaipur <text:s text:c="2"/>| 2000 |</text:p>
      <text:p text:style-name="Standard">| <text:s/>5 | chetan | c@gmail.com <text:s text:c="5"/>| 123 <text:s text:c="5"/>| 9870657456 | jaipur <text:s text:c="2"/>| 1000 |</text:p>
      <text:p text:style-name="Standard">| <text:s/>6 | raj <text:s text:c="3"/>| r@gmail <text:s text:c="9"/>| 123 <text:s text:c="5"/>| 9813651542 | bhilwara | <text:s/>800 |</text:p>
      <text:p text:style-name="Standard">+----+--------+------------------+----------+------------+----------+------+</text:p>
      <text:p text:style-name="Standard">6 rows in set (0.003 sec)</text:p>
      <text:p text:style-name="Standard"/>
      <text:p text:style-name="Standard">MariaDB [my]&gt; select name from student where address='jaipur';</text:p>
      <text:p text:style-name="Standard">+--------+</text:p>
      <text:p text:style-name="Standard">| name <text:s text:c="2"/>|</text:p>
      <text:p text:style-name="Standard">+--------+</text:p>
      <text:p text:style-name="Standard">| rahul <text:s/>|</text:p>
      <text:p text:style-name="Standard">| chetan |</text:p>
      <text:p text:style-name="Standard">+--------+</text:p>
      <text:p text:style-name="Standard">2 rows in set (0.001 sec)</text:p>
      <text:p text:style-name="Standard"/>
      <text:p text:style-name="Standard">MariaDB [my]&gt; select name, address from student where name not like 'r%';</text:p>
      <text:p text:style-name="Standard">+--------+----------+</text:p>
      <text:p text:style-name="Standard">| name <text:s text:c="2"/>| address <text:s/>|</text:p>
      <text:p text:style-name="Standard">+--------+----------+</text:p>
      <text:p text:style-name="Standard">| mansi <text:s/>| banglore |</text:p>
      <text:p text:style-name="Standard">| khushi | bhilwara |</text:p>
      <text:p text:style-name="Standard">| tannu <text:s/>| banglore |</text:p>
      <text:p text:style-name="Standard">| chetan | jaipur <text:s text:c="2"/>|</text:p>
      <text:p text:style-name="Standard">+--------+----------+</text:p>
      <text:p text:style-name="Standard">4 rows in set (0.001 sec)</text:p>
      <text:p text:style-name="Standard"/>
      <text:p text:style-name="Standard">MariaDB [my]&gt; select name from student where address not regexp '^b';</text:p>
      <text:p text:style-name="Standard">+--------+</text:p>
      <text:p text:style-name="Standard">| name <text:s text:c="2"/>|</text:p>
      <text:p text:style-name="Standard">+--------+</text:p>
      <text:p text:style-name="Standard">| rahul <text:s/>|</text:p>
      <text:p text:style-name="Standard">| chetan |</text:p>
      <text:p text:style-name="Standard">+--------+</text:p>
      <text:p text:style-name="Standard">2 rows in set (0.001 sec)</text:p>
      <text:p text:style-name="Standard"/>
      <text:p text:style-name="Standard">MariaDB [my]&gt; select oct(50);</text:p>
      <text:p text:style-name="Standard">+---------+</text:p>
      <text:p text:style-name="Standard"><text:soft-page-break/>| oct(50) |</text:p>
      <text:p text:style-name="Standard">+---------+</text:p>
      <text:p text:style-name="Standard">| 62 <text:s text:c="5"/>|</text:p>
      <text:p text:style-name="Standard">+---------+</text:p>
      <text:p text:style-name="Standard">1 row in set (0.000 sec)</text:p>
      <text:p text:style-name="Standard"/>
      <text:p text:style-name="Standard">MariaDB [my]&gt; select oct(5);</text:p>
      <text:p text:style-name="Standard">+--------+</text:p>
      <text:p text:style-name="Standard">| oct(5) |</text:p>
      <text:p text:style-name="Standard">+--------+</text:p>
      <text:p text:style-name="Standard">| 5 <text:s text:c="5"/>|</text:p>
      <text:p text:style-name="Standard">+--------+</text:p>
      <text:p text:style-name="Standard">1 row in set (0.000 sec)</text:p>
      <text:p text:style-name="Standard"/>
      <text:p text:style-name="Standard">MariaDB [my]&gt; select ord('mansi');</text:p>
      <text:p text:style-name="Standard">+--------------+</text:p>
      <text:p text:style-name="Standard">| ord('mansi') |</text:p>
      <text:p text:style-name="Standard">+--------------+</text:p>
      <text:p text:style-name="Standard">| <text:s text:c="9"/>109 |</text:p>
      <text:p text:style-name="Standard">+--------------+</text:p>
      <text:p text:style-name="Standard">1 row in set (0.000 sec)</text:p>
      <text:p text:style-name="Standard"/>
      <text:p text:style-name="Standard">MariaDB [my]&gt; select name, quote(address) from student;</text:p>
      <text:p text:style-name="Standard">+--------+----------------+</text:p>
      <text:p text:style-name="Standard">| name <text:s text:c="2"/>| quote(address) |</text:p>
      <text:p text:style-name="Standard">+--------+----------------+</text:p>
      <text:p text:style-name="Standard">| mansi <text:s/>| 'banglore' <text:s text:c="4"/>|</text:p>
      <text:p text:style-name="Standard">| khushi | 'bhilwara' <text:s text:c="4"/>|</text:p>
      <text:p text:style-name="Standard">| tannu <text:s/>| 'banglore' <text:s text:c="4"/>|</text:p>
      <text:p text:style-name="Standard">| rahul <text:s/>| 'jaipur' <text:s text:c="6"/>|</text:p>
      <text:p text:style-name="Standard">| chetan | 'jaipur' <text:s text:c="6"/>|</text:p>
      <text:p text:style-name="Standard">| raj <text:s text:c="3"/>| 'bhilwara' <text:s text:c="4"/>|</text:p>
      <text:p text:style-name="Standard">+--------+----------------+</text:p>
      <text:p text:style-name="Standard">6 rows in set (0.001 sec)</text:p>
      <text:p text:style-name="Standard"/>
      <text:p text:style-name="Standard">MariaDB [my]&gt; select regexp_instr('baba dada dada baba','dada');</text:p>
      <text:p text:style-name="Standard">+--------------------------------------------+</text:p>
      <text:p text:style-name="Standard">| regexp_instr('baba dada dada baba','dada') |</text:p>
      <text:p text:style-name="Standard">+--------------------------------------------+</text:p>
      <text:p text:style-name="Standard">| <text:s text:c="41"/>6 |</text:p>
      <text:p text:style-name="Standard">+--------------------------------------------+</text:p>
      <text:p text:style-name="Standard">1 row in set (0.000 sec)</text:p>
      <text:p text:style-name="Standard"/>
      <text:p text:style-name="Standard">MariaDB [my]&gt; select regexp_replace('mansi joshi','mansi','butki');</text:p>
      <text:p text:style-name="Standard">+-----------------------------------------------+</text:p>
      <text:p text:style-name="Standard">| regexp_replace('mansi joshi','mansi','butki') |</text:p>
      <text:p text:style-name="Standard">+-----------------------------------------------+</text:p>
      <text:p text:style-name="Standard">| butki joshi <text:s text:c="34"/>|</text:p>
      <text:p text:style-name="Standard">+-----------------------------------------------+</text:p>
      <text:p text:style-name="Standard">1 row in set (0.000 sec)</text:p>
      <text:p text:style-name="Standard"/>
      <text:p text:style-name="Standard">MariaDB [my]&gt; select regexp_substr('mansi or joshi','j.i');</text:p>
      <text:p text:style-name="Standard"><text:soft-page-break/>+---------------------------------------+</text:p>
      <text:p text:style-name="Standard">| regexp_substr('mansi or joshi','j.i') |</text:p>
      <text:p text:style-name="Standard">+---------------------------------------+</text:p>
      <text:p text:style-name="Standard">| <text:s text:c="38"/>|</text:p>
      <text:p text:style-name="Standard">+---------------------------------------+</text:p>
      <text:p text:style-name="Standard">1 row in set (0.000 sec)</text:p>
      <text:p text:style-name="Standard"/>
      <text:p text:style-name="Standard">MariaDB [my]&gt; select regexp_substr('mansi or joshi','s.i');</text:p>
      <text:p text:style-name="Standard">+---------------------------------------+</text:p>
      <text:p text:style-name="Standard">| regexp_substr('mansi or joshi','s.i') |</text:p>
      <text:p text:style-name="Standard">+---------------------------------------+</text:p>
      <text:p text:style-name="Standard">| shi <text:s text:c="34"/>|</text:p>
      <text:p text:style-name="Standard">+---------------------------------------+</text:p>
      <text:p text:style-name="Standard">1 row in set (0.000 sec)</text:p>
      <text:p text:style-name="Standard"/>
      <text:p text:style-name="Standard">MariaDB [my]&gt; select repeat('mansi',3);</text:p>
      <text:p text:style-name="Standard">+-------------------+</text:p>
      <text:p text:style-name="Standard">| repeat('mansi',3) |</text:p>
      <text:p text:style-name="Standard">+-------------------+</text:p>
      <text:p text:style-name="Standard">| mansimansimansi <text:s text:c="2"/>|</text:p>
      <text:p text:style-name="Standard">+-------------------+</text:p>
      <text:p text:style-name="Standard">1 row in set (0.000 sec)</text:p>
      <text:p text:style-name="Standard"/>
      <text:p text:style-name="Standard">MariaDB [my]&gt; select replace('mansi','s','v');</text:p>
      <text:p text:style-name="Standard">+--------------------------+</text:p>
      <text:p text:style-name="Standard">| replace('mansi','s','v') |</text:p>
      <text:p text:style-name="Standard">+--------------------------+</text:p>
      <text:p text:style-name="Standard">| manvi <text:s text:c="19"/>|</text:p>
      <text:p text:style-name="Standard">+--------------------------+</text:p>
      <text:p text:style-name="Standard">1 row in set (0.000 sec)</text:p>
      <text:p text:style-name="Standard"/>
      <text:p text:style-name="Standard">MariaDB [my]&gt; select reverse('isnam');</text:p>
      <text:p text:style-name="Standard">+------------------+</text:p>
      <text:p text:style-name="Standard">| reverse('isnam') |</text:p>
      <text:p text:style-name="Standard">+------------------+</text:p>
      <text:p text:style-name="Standard">| mansi <text:s text:c="11"/>|</text:p>
      <text:p text:style-name="Standard">+------------------+</text:p>
      <text:p text:style-name="Standard">1 row in set (0.000 sec)</text:p>
      <text:p text:style-name="Standard"/>
      <text:p text:style-name="Standard">MariaDB [my]&gt; select right('mansi',2);</text:p>
      <text:p text:style-name="Standard">+------------------+</text:p>
      <text:p text:style-name="Standard">| right('mansi',2) |</text:p>
      <text:p text:style-name="Standard">+------------------+</text:p>
      <text:p text:style-name="Standard">| si <text:s text:c="14"/>|</text:p>
      <text:p text:style-name="Standard">+------------------+</text:p>
      <text:p text:style-name="Standard">1 row in set (0.000 sec)</text:p>
      <text:p text:style-name="Standard"/>
      <text:p text:style-name="Standard">MariaDB [my]&gt; select rpad('mansi',9,'*');</text:p>
      <text:p text:style-name="Standard">+---------------------+</text:p>
      <text:p text:style-name="Standard">| rpad('mansi',9,'*') |</text:p>
      <text:p text:style-name="Standard">+---------------------+</text:p>
      <text:p text:style-name="Standard">| mansi**** <text:s text:c="10"/>|</text:p>
      <text:p text:style-name="Standard"><text:soft-page-break/>+---------------------+</text:p>
      <text:p text:style-name="Standard">1 row in set (0.000 sec)</text:p>
      <text:p text:style-name="Standard"/>
      <text:p text:style-name="Standard">MariaDB [my]&gt; select rtrim('mansi <text:s text:c="27"/>');</text:p>
      <text:p text:style-name="Standard">+--------------------------------------------+</text:p>
      <text:p text:style-name="Standard">| rtrim('mansi <text:s text:c="27"/>') |</text:p>
      <text:p text:style-name="Standard">+--------------------------------------------+</text:p>
      <text:p text:style-name="Standard">| mansi <text:s text:c="37"/>|</text:p>
      <text:p text:style-name="Standard">+--------------------------------------------+</text:p>
      <text:p text:style-name="Standard">1 row in set (0.000 sec)</text:p>
      <text:p text:style-name="Standard"/>
      <text:p text:style-name="Standard">MariaDB [my]&gt; select soundex('mansi');</text:p>
      <text:p text:style-name="Standard">+------------------+</text:p>
      <text:p text:style-name="Standard">| soundex('mansi') |</text:p>
      <text:p text:style-name="Standard">+------------------+</text:p>
      <text:p text:style-name="Standard">| M200 <text:s text:c="12"/>|</text:p>
      <text:p text:style-name="Standard">+------------------+</text:p>
      <text:p text:style-name="Standard">1 row in set (0.000 sec)</text:p>
      <text:p text:style-name="Standard"/>
      <text:p text:style-name="Standard">MariaDB [my]&gt; select 'mansi', space(3),'sharma';</text:p>
      <text:p text:style-name="Standard">+-------+----------+--------+</text:p>
      <text:p text:style-name="Standard">| mansi | space(3) | sharma |</text:p>
      <text:p text:style-name="Standard">+-------+----------+--------+</text:p>
      <text:p text:style-name="Standard">| mansi | <text:s text:c="9"/>| sharma |</text:p>
      <text:p text:style-name="Standard">+-------+----------+--------+</text:p>
      <text:p text:style-name="Standard">1 row in set (0.000 sec)</text:p>
      <text:p text:style-name="Standard"/>
      <text:p text:style-name="Standard">MariaDB [my]&gt; select strcmp('mansi','mansi');</text:p>
      <text:p text:style-name="Standard">+-------------------------+</text:p>
      <text:p text:style-name="Standard">| strcmp('mansi','mansi') |</text:p>
      <text:p text:style-name="Standard">+-------------------------+</text:p>
      <text:p text:style-name="Standard">| <text:s text:c="22"/>0 |</text:p>
      <text:p text:style-name="Standard">+-------------------------+</text:p>
      <text:p text:style-name="Standard">1 row in set (0.000 sec)</text:p>
      <text:p text:style-name="Standard"/>
      <text:p text:style-name="Standard">MariaDB [my]&gt; select strcmp('mansi','man');</text:p>
      <text:p text:style-name="Standard">+-----------------------+</text:p>
      <text:p text:style-name="Standard">| strcmp('mansi','man') |</text:p>
      <text:p text:style-name="Standard">+-----------------------+</text:p>
      <text:p text:style-name="Standard">| <text:s text:c="20"/>1 |</text:p>
      <text:p text:style-name="Standard">+-----------------------+</text:p>
      <text:p text:style-name="Standard">1 row in set (0.000 sec)</text:p>
      <text:p text:style-name="Standard"/>
      <text:p text:style-name="Standard">MariaDB [my]&gt; select strcmp('mi','mansi');</text:p>
      <text:p text:style-name="Standard">+----------------------+</text:p>
      <text:p text:style-name="Standard">| strcmp('mi','mansi') |</text:p>
      <text:p text:style-name="Standard">+----------------------+</text:p>
      <text:p text:style-name="Standard">| <text:s text:c="19"/>1 |</text:p>
      <text:p text:style-name="Standard">+----------------------+</text:p>
      <text:p text:style-name="Standard">1 row in set (0.000 sec)</text:p>
      <text:p text:style-name="Standard"/>
      <text:p text:style-name="Standard">MariaDB [my]&gt; select strcmp('man','mansi');</text:p>
      <text:p text:style-name="Standard"><text:soft-page-break/>+-----------------------+</text:p>
      <text:p text:style-name="Standard">| strcmp('man','mansi') |</text:p>
      <text:p text:style-name="Standard">+-----------------------+</text:p>
      <text:p text:style-name="Standard">| <text:s text:c="19"/>-1 |</text:p>
      <text:p text:style-name="Standard">+-----------------------+</text:p>
      <text:p text:style-name="Standard">1 row in set (0.000 sec)</text:p>
      <text:p text:style-name="Standard"/>
      <text:p text:style-name="Standard">MariaDB [my]&gt; select substring('mansi',4);</text:p>
      <text:p text:style-name="Standard">+----------------------+</text:p>
      <text:p text:style-name="Standard">| substring('mansi',4) |</text:p>
      <text:p text:style-name="Standard">+----------------------+</text:p>
      <text:p text:style-name="Standard">| si <text:s text:c="18"/>|</text:p>
      <text:p text:style-name="Standard">+----------------------+</text:p>
      <text:p text:style-name="Standard">1 row in set (0.000 sec)</text:p>
      <text:p text:style-name="Standard"/>
      <text:p text:style-name="Standard">MariaDB [my]&gt; select substring_index('mansi.gmai.l','.',2);</text:p>
      <text:p text:style-name="Standard">+---------------------------------------+</text:p>
      <text:p text:style-name="Standard">| substring_index('mansi.gmai.l','.',2) |</text:p>
      <text:p text:style-name="Standard">+---------------------------------------+</text:p>
      <text:p text:style-name="Standard">| mansi.gmai <text:s text:c="27"/>|</text:p>
      <text:p text:style-name="Standard">+---------------------------------------+</text:p>
      <text:p text:style-name="Standard">1 row in set (0.000 sec)</text:p>
      <text:p text:style-name="Standard"/>
      <text:p text:style-name="Standard">MariaDB [my]&gt; select substring_index('mansi.gmai.l','.',-2);</text:p>
      <text:p text:style-name="Standard">+----------------------------------------+</text:p>
      <text:p text:style-name="Standard">| substring_index('mansi.gmai.l','.',-2) |</text:p>
      <text:p text:style-name="Standard">+----------------------------------------+</text:p>
      <text:p text:style-name="Standard">| gmai.l <text:s text:c="32"/>|</text:p>
      <text:p text:style-name="Standard">+----------------------------------------+</text:p>
      <text:p text:style-name="Standard">1 row in set (0.000 sec)</text:p>
      <text:p text:style-name="Standard"/>
      <text:p text:style-name="Standard">MariaDB [(none)]&gt; select trim(leading 'a' from 'mansi');</text:p>
      <text:p text:style-name="Standard">+--------------------------------+</text:p>
      <text:p text:style-name="Standard">| trim(leading 'a' from 'mansi') |</text:p>
      <text:p text:style-name="Standard">+--------------------------------+</text:p>
      <text:p text:style-name="Standard">| mansi <text:s text:c="25"/>|</text:p>
      <text:p text:style-name="Standard">+--------------------------------+</text:p>
      <text:p text:style-name="Standard">1 row in set (0.000 sec)</text:p>
      <text:p text:style-name="Standard"/>
      <text:p text:style-name="Standard">MariaDB [(none)]&gt; select trim(leading 'i' from 'mansi');</text:p>
      <text:p text:style-name="Standard">+--------------------------------+</text:p>
      <text:p text:style-name="Standard">| trim(leading 'i' from 'mansi') |</text:p>
      <text:p text:style-name="Standard">+--------------------------------+</text:p>
      <text:p text:style-name="Standard">| mansi <text:s text:c="25"/>|</text:p>
      <text:p text:style-name="Standard">+--------------------------------+</text:p>
      <text:p text:style-name="Standard">1 row in set (0.000 sec)</text:p>
      <text:p text:style-name="Standard"/>
      <text:p text:style-name="Standard">MariaDB [(none)]&gt; select trim(leading 'm' from 'mansi');</text:p>
      <text:p text:style-name="Standard">+--------------------------------+</text:p>
      <text:p text:style-name="Standard">| trim(leading 'm' from 'mansi') |</text:p>
      <text:p text:style-name="Standard">+--------------------------------+</text:p>
      <text:p text:style-name="Standard">| ansi <text:s text:c="26"/>|</text:p>
      <text:p text:style-name="Standard"><text:soft-page-break/>+--------------------------------+</text:p>
      <text:p text:style-name="Standard">1 row in set (0.000 sec)</text:p>
      <text:p text:style-name="Standard"/>
      <text:p text:style-name="Standard">MariaDB [(none)]&gt; select upper('mansi');</text:p>
      <text:p text:style-name="Standard">+----------------+</text:p>
      <text:p text:style-name="Standard">| upper('mansi') |</text:p>
      <text:p text:style-name="Standard">+----------------+</text:p>
      <text:p text:style-name="Standard">| MANSI <text:s text:c="9"/>|</text:p>
      <text:p text:style-name="Standard">+----------------+</text:p>
      <text:p text:style-name="Standard">1 row in set (0.000 sec)</text:p>
      <text:p text:style-name="Standard"/>
      <text:p text:style-name="Standard">MariaDB [(none)]&gt; select hex('mansi');</text:p>
      <text:p text:style-name="Standard">+--------------+</text:p>
      <text:p text:style-name="Standard">| hex('mansi') |</text:p>
      <text:p text:style-name="Standard">+--------------+</text:p>
      <text:p text:style-name="Standard">| 6D616E7369 <text:s text:c="2"/>|</text:p>
      <text:p text:style-name="Standard">+--------------+</text:p>
      <text:p text:style-name="Standard">1 row in set (0.000 sec)</text:p>
      <text:p text:style-name="Standard"/>
      <text:p text:style-name="Standard">MariaDB [(none)]&gt; select unhex('6D616E7369');</text:p>
      <text:p text:style-name="Standard">+---------------------+</text:p>
      <text:p text:style-name="Standard">| unhex('6D616E7369') |</text:p>
      <text:p text:style-name="Standard">+---------------------+</text:p>
      <text:p text:style-name="Standard">| mansi <text:s text:c="14"/>|</text:p>
      <text:p text:style-name="Standard">+---------------------+</text:p>
      <text:p text:style-name="Standard">1 row in set (0.000 sec)</text:p>
      <text:p text:style-name="Standard"/>
      <text:p text:style-name="Standard">MariaDB [(none)]&gt; select hex(weight_string('m'));</text:p>
      <text:p text:style-name="Standard">+-------------------------+</text:p>
      <text:p text:style-name="Standard">| hex(weight_string('m')) |</text:p>
      <text:p text:style-name="Standard">+-------------------------+</text:p>
      <text:p text:style-name="Standard">| 004D <text:s text:c="19"/>|</text:p>
      <text:p text:style-name="Standard">+-------------------------+</text:p>
      <text:p text:style-name="Standard">1 row in set (0.000 sec)</text:p>
      <text:p text:style-name="Standard"/>
      <text:p text:style-name="Standard"/>
      <text:p text:style-name="Standard"/>
      <text:p text:style-name="Standard"/>
      <text:p text:style-name="P1">DATE AND TIME FUNCTIONS</text:p>
      <text:p text:style-name="P1"/>
      <text:p text:style-name="P1">MariaDB [(none)]&gt; SELECT ADDDATE("2021-11-23", INTERVAL 10 DAY);</text:p>
      <text:p text:style-name="P1">+----------------------------------------+</text:p>
      <text:p text:style-name="P1">| ADDDATE("2021-11-23", INTERVAL 10 DAY) |</text:p>
      <text:p text:style-name="P1">+----------------------------------------+</text:p>
      <text:p text:style-name="P1">| 2021-12-03 <text:s text:c="28"/>|</text:p>
      <text:p text:style-name="P1">+----------------------------------------+</text:p>
      <text:p text:style-name="P1">1 row in set (0.000 sec)</text:p>
      <text:p text:style-name="P1"/>
      <text:p text:style-name="P1">MariaDB [(none)]&gt; SELECT ADDTIME("2021-11-23 04:30:21", "1");</text:p>
      <text:p text:style-name="P1">+-------------------------------------+</text:p>
      <text:p text:style-name="P1">| ADDTIME("2021-11-23 04:30:21", "1") |</text:p>
      <text:p text:style-name="P1">+-------------------------------------+</text:p>
      <text:p text:style-name="P1"><text:soft-page-break/>| 2021-11-23 04:30:22 <text:s text:c="16"/>|</text:p>
      <text:p text:style-name="P1">+-------------------------------------+</text:p>
      <text:p text:style-name="P1">1 row in set (0.000 sec)</text:p>
      <text:p text:style-name="P1"/>
      <text:p text:style-name="P1"/>
      <text:p text:style-name="P1">MariaDB [(none)]&gt; SELECT ADDTIME("2021-11-23 04:30:21", "1");</text:p>
      <text:p text:style-name="P1">+-------------------------------------+</text:p>
      <text:p text:style-name="P1">| ADDTIME("2021-11-23 04:30:21", "1") |</text:p>
      <text:p text:style-name="P1">+-------------------------------------+</text:p>
      <text:p text:style-name="P1">| 2021-11-23 04:30:22 <text:s text:c="16"/>|</text:p>
      <text:p text:style-name="P1">+-------------------------------------+</text:p>
      <text:p text:style-name="P1">1 row in set (0.000 sec)</text:p>
      <text:p text:style-name="P1"/>
      <text:p text:style-name="P1">MariaDB [(none)]&gt; <text:s text:c="6"/>select curdate();</text:p>
      <text:p text:style-name="P1">+------------+</text:p>
      <text:p text:style-name="P1">| curdate() <text:s/>|</text:p>
      <text:p text:style-name="P1">+------------+</text:p>
      <text:p text:style-name="P1">| 2021-11-23 |</text:p>
      <text:p text:style-name="P1">+------------+</text:p>
      <text:p text:style-name="P1">1 row in set (0.000 sec)</text:p>
      <text:p text:style-name="P1"/>
      <text:p text:style-name="P1">MariaDB [(none)]&gt; select current_date();</text:p>
      <text:p text:style-name="P1">+----------------+</text:p>
      <text:p text:style-name="P1">| current_date() |</text:p>
      <text:p text:style-name="P1">+----------------+</text:p>
      <text:p text:style-name="P1">| 2021-11-23 <text:s text:c="4"/>|</text:p>
      <text:p text:style-name="P1">+----------------+</text:p>
      <text:p text:style-name="P1">1 row in set (0.000 sec)</text:p>
      <text:p text:style-name="P1"/>
      <text:p text:style-name="P1">MariaDB [(none)]&gt; select current_time();</text:p>
      <text:p text:style-name="P1">+----------------+</text:p>
      <text:p text:style-name="P1">| current_time() |</text:p>
      <text:p text:style-name="P1">+----------------+</text:p>
      <text:p text:style-name="P1">| 16:30:12 <text:s text:c="6"/>|</text:p>
      <text:p text:style-name="P1">+----------------+</text:p>
      <text:p text:style-name="P1">1 row in set (0.000 sec)</text:p>
      <text:p text:style-name="P1"/>
      <text:p text:style-name="P1">MariaDB [(none)]&gt; select current_timestamp();</text:p>
      <text:p text:style-name="P1">+---------------------+</text:p>
      <text:p text:style-name="P1">| current_timestamp() |</text:p>
      <text:p text:style-name="P1">+---------------------+</text:p>
      <text:p text:style-name="P1">| 2021-11-23 16:30:26 |</text:p>
      <text:p text:style-name="P1">+---------------------+</text:p>
      <text:p text:style-name="P1">1 row in set (0.000 sec)</text:p>
      <text:p text:style-name="P1"/>
      <text:p text:style-name="P1">MariaDB [(none)]&gt; select curtime();</text:p>
      <text:p text:style-name="P1">+-----------+</text:p>
      <text:p text:style-name="P1">| curtime() |</text:p>
      <text:p text:style-name="P1">+-----------+</text:p>
      <text:p text:style-name="P1">| 16:30:43 <text:s/>|</text:p>
      <text:p text:style-name="P1">+-----------+</text:p>
      <text:p text:style-name="P1">1 row in set (0.000 sec)<text:tab/></text:p>
      <text:p text:style-name="P1"><text:soft-page-break/>MariaDB [(none)]&gt; select date ("2021-11-23");</text:p>
      <text:p text:style-name="P1">+---------------------+</text:p>
      <text:p text:style-name="P1">| date ("2021-11-23") |</text:p>
      <text:p text:style-name="P1">+---------------------+</text:p>
      <text:p text:style-name="P1">| 2021-11-23 <text:s text:c="9"/>|</text:p>
      <text:p text:style-name="P1">+---------------------+</text:p>
      <text:p text:style-name="P1">1 row in set (0.000 sec)</text:p>
      <text:p text:style-name="P1"/>
      <text:p text:style-name="P1">MariaDB [(none)]&gt; SELECT DATE_ADD("2021-11-23", INTERVAL 10 DAY);</text:p>
      <text:p text:style-name="P1">+-----------------------------------------+</text:p>
      <text:p text:style-name="P1">| DATE_ADD("2021-11-23", INTERVAL 10 DAY) |</text:p>
      <text:p text:style-name="P1">+-----------------------------------------+</text:p>
      <text:p text:style-name="P1">| 2021-12-03 <text:s text:c="29"/>|</text:p>
      <text:p text:style-name="P1">+-----------------------------------------+</text:p>
      <text:p text:style-name="P1">1 row in set (0.000 sec)</text:p>
      <text:p text:style-name="P1"/>
      <text:p text:style-name="P1">MariaDB [(none)]&gt; select date_format("2021-11-23","%y");</text:p>
      <text:p text:style-name="P1">+--------------------------------+</text:p>
      <text:p text:style-name="P1">| date_format("2021-11-23","%y") |</text:p>
      <text:p text:style-name="P1">+--------------------------------+</text:p>
      <text:p text:style-name="P1">| 21 <text:s text:c="28"/>|</text:p>
      <text:p text:style-name="P1">+--------------------------------+</text:p>
      <text:p text:style-name="P1">1 row in set (0.000 sec)</text:p>
      <text:p text:style-name="P1"/>
      <text:p text:style-name="P1">MariaDB [(none)]&gt; SELECT DATE_SUB("2021-11-23", INTERVAL 10 DAY);</text:p>
      <text:p text:style-name="P1">+-----------------------------------------+</text:p>
      <text:p text:style-name="P1">| DATE_SUB("2021-11-23", INTERVAL 10 DAY) |</text:p>
      <text:p text:style-name="P1">+-----------------------------------------+</text:p>
      <text:p text:style-name="P1">| 2021-11-13 <text:s text:c="29"/>|</text:p>
      <text:p text:style-name="P1">+-----------------------------------------+</text:p>
      <text:p text:style-name="P1">1 row in set (0.000 sec)</text:p>
      <text:p text:style-name="P1"/>
      <text:p text:style-name="P1">MariaDB [(none)]&gt; select datediff("2021-11-23","2021-11-30");</text:p>
      <text:p text:style-name="P1">+-------------------------------------+</text:p>
      <text:p text:style-name="P1">| datediff("2021-11-23","2021-11-30") |</text:p>
      <text:p text:style-name="P1">+-------------------------------------+</text:p>
      <text:p text:style-name="P1">| <text:s text:c="33"/>-7 |</text:p>
      <text:p text:style-name="P1">+-------------------------------------+</text:p>
      <text:p text:style-name="P1">1 row in set (0.000 sec)</text:p>
      <text:p text:style-name="P1"/>
      <text:p text:style-name="P1">MariaDB [(none)]&gt; select day("2021-11-30");</text:p>
      <text:p text:style-name="P1">+-------------------+</text:p>
      <text:p text:style-name="P1">| day("2021-11-30") |</text:p>
      <text:p text:style-name="P1">+-------------------+</text:p>
      <text:p text:style-name="P1">| <text:s text:c="15"/>30 |</text:p>
      <text:p text:style-name="P1">+-------------------+</text:p>
      <text:p text:style-name="P1">1 row in set (0.000 sec)</text:p>
      <text:p text:style-name="P1"/>
      <text:p text:style-name="P1">MariaDB [(none)]&gt; select dayname("2021-11-30");</text:p>
      <text:p text:style-name="P1">+-----------------------+</text:p>
      <text:p text:style-name="P1">| dayname("2021-11-30") |</text:p>
      <text:p text:style-name="P1">+-----------------------+</text:p>
      <text:p text:style-name="P1"><text:soft-page-break/>| Tuesday <text:s text:c="14"/>|</text:p>
      <text:p text:style-name="P1">+-----------------------+</text:p>
      <text:p text:style-name="P1">1 row in set (0.000 sec)</text:p>
      <text:p text:style-name="P1"/>
      <text:p text:style-name="P1">MariaDB [(none)]&gt; select dayofmonth("2021-11-30");</text:p>
      <text:p text:style-name="P1">+--------------------------+</text:p>
      <text:p text:style-name="P1">| dayofmonth("2021-11-30") |</text:p>
      <text:p text:style-name="P1">+--------------------------+</text:p>
      <text:p text:style-name="P1">| <text:s text:c="22"/>30 |</text:p>
      <text:p text:style-name="P1">+--------------------------+</text:p>
      <text:p text:style-name="P1">1 row in set (0.000 sec)</text:p>
      <text:p text:style-name="P1"/>
      <text:p text:style-name="P1">MariaDB [(none)]&gt; select dayofyear("2021-11-30");</text:p>
      <text:p text:style-name="P1">+-------------------------+</text:p>
      <text:p text:style-name="P1">| dayofyear("2021-11-30") |</text:p>
      <text:p text:style-name="P1">+-------------------------+</text:p>
      <text:p text:style-name="P1">| <text:s text:c="20"/>334 |</text:p>
      <text:p text:style-name="P1">+-------------------------+</text:p>
      <text:p text:style-name="P1">1 row in set (0.000 sec)</text:p>
      <text:p text:style-name="P1"/>
      <text:p text:style-name="P1">MariaDB [(none)]&gt; select dayofweek("2021-11-30");</text:p>
      <text:p text:style-name="P1">+-------------------------+</text:p>
      <text:p text:style-name="P1">| dayofweek("2021-11-30") |</text:p>
      <text:p text:style-name="P1">+-------------------------+</text:p>
      <text:p text:style-name="P1">| <text:s text:c="22"/>3 |</text:p>
      <text:p text:style-name="P1">+-------------------------+</text:p>
      <text:p text:style-name="P1">1 row in set (0.000 sec)</text:p>
      <text:p text:style-name="P1"/>
      <text:p text:style-name="P1">MariaDB [(none)]&gt; select extract(month from "2021-11-30");</text:p>
      <text:p text:style-name="P1">+----------------------------------+</text:p>
      <text:p text:style-name="P1">| extract(month from "2021-11-30") |</text:p>
      <text:p text:style-name="P1">+----------------------------------+</text:p>
      <text:p text:style-name="P1">| <text:s text:c="30"/>11 |</text:p>
      <text:p text:style-name="P1">+----------------------------------+</text:p>
      <text:p text:style-name="P1">1 row in set (0.000 sec)</text:p>
      <text:p text:style-name="P1"/>
      <text:p text:style-name="P1">MariaDB [(none)]&gt; select from_days(68546);</text:p>
      <text:p text:style-name="P1">+------------------+</text:p>
      <text:p text:style-name="P1">| from_days(68546) |</text:p>
      <text:p text:style-name="P1">+------------------+</text:p>
      <text:p text:style-name="P1">| 0187-09-03 <text:s text:c="6"/>|</text:p>
      <text:p text:style-name="P1">+------------------+</text:p>
      <text:p text:style-name="P1">1 row in set (0.000 sec)</text:p>
      <text:p text:style-name="P1"/>
      <text:p text:style-name="P1">MariaDB [(none)]&gt; select from_days(685469);</text:p>
      <text:p text:style-name="P1">+-------------------+</text:p>
      <text:p text:style-name="P1">| from_days(685469) |</text:p>
      <text:p text:style-name="P1">+-------------------+</text:p>
      <text:p text:style-name="P1">| 1876-10-01 <text:s text:c="7"/>|</text:p>
      <text:p text:style-name="P1">+-------------------+</text:p>
      <text:p text:style-name="P1">1 row in set (0.000 sec)</text:p>
      <text:p text:style-name="P1"/>
      <text:p text:style-name="P1"><text:soft-page-break/>MariaDB [(none)]&gt; select hour("2021-11-30 13:31:31");</text:p>
      <text:p text:style-name="P1">+-----------------------------+</text:p>
      <text:p text:style-name="P1">| hour("2021-11-30 13:31:31") |</text:p>
      <text:p text:style-name="P1">+-----------------------------+</text:p>
      <text:p text:style-name="P1">| <text:s text:c="25"/>13 |</text:p>
      <text:p text:style-name="P1">+-----------------------------+</text:p>
      <text:p text:style-name="P1">1 row in set (0.000 sec)</text:p>
      <text:p text:style-name="P1"/>
      <text:p text:style-name="P1">MariaDB [(none)]&gt; select last_day("2021-11-20");</text:p>
      <text:p text:style-name="P1">+------------------------+</text:p>
      <text:p text:style-name="P1">| last_day("2021-11-20") |</text:p>
      <text:p text:style-name="P1">+------------------------+</text:p>
      <text:p text:style-name="P1">| 2021-11-30 <text:s text:c="12"/>|</text:p>
      <text:p text:style-name="P1">+------------------------+</text:p>
      <text:p text:style-name="P1">1 row in set (0.000 sec)</text:p>
      <text:p text:style-name="P1"/>
      <text:p text:style-name="P1">MariaDB [(none)]&gt; select localtime();</text:p>
      <text:p text:style-name="P1">+---------------------+</text:p>
      <text:p text:style-name="P1">| localtime() <text:s text:c="8"/>|</text:p>
      <text:p text:style-name="P1">+---------------------+</text:p>
      <text:p text:style-name="P1">| 2021-11-23 16:59:38 |</text:p>
      <text:p text:style-name="P1">+---------------------+</text:p>
      <text:p text:style-name="P1">1 row in set (0.000 sec)</text:p>
      <text:p text:style-name="P1"/>
      <text:p text:style-name="P1">MariaDB [(none)]&gt; select localtimestamp();</text:p>
      <text:p text:style-name="P1">+---------------------+</text:p>
      <text:p text:style-name="P1">| localtimestamp() <text:s text:c="3"/>|</text:p>
      <text:p text:style-name="P1">+---------------------+</text:p>
      <text:p text:style-name="P1">| 2021-11-23 16:59:54 |</text:p>
      <text:p text:style-name="P1">+---------------------+</text:p>
      <text:p text:style-name="P1">1 row in set (0.000 sec)</text:p>
      <text:p text:style-name="P1"/>
      <text:p text:style-name="P1">MariaDB [(none)]&gt; select makedate(2021,5);</text:p>
      <text:p text:style-name="P1">+------------------+</text:p>
      <text:p text:style-name="P1">| makedate(2021,5) |</text:p>
      <text:p text:style-name="P1">+------------------+</text:p>
      <text:p text:style-name="P1">| 2021-01-05 <text:s text:c="6"/>|</text:p>
      <text:p text:style-name="P1">+------------------+</text:p>
      <text:p text:style-name="P1">1 row in set (0.000 sec)</text:p>
      <text:p text:style-name="P1"/>
      <text:p text:style-name="P1">MariaDB [(none)]&gt; select makedate(2021,334);</text:p>
      <text:p text:style-name="P1">+--------------------+</text:p>
      <text:p text:style-name="P1">| makedate(2021,334) |</text:p>
      <text:p text:style-name="P1">+--------------------+</text:p>
      <text:p text:style-name="P1">| 2021-11-30 <text:s text:c="8"/>|</text:p>
      <text:p text:style-name="P1">+--------------------+</text:p>
      <text:p text:style-name="P1">1 row in set (0.000 sec)</text:p>
      <text:p text:style-name="P1"/>
      <text:p text:style-name="P1"><text:span text:style-name="T1">M</text:span>ariaDB [(none)]&gt; select maketime(11,24,5);</text:p>
      <text:p text:style-name="P1">+-------------------+</text:p>
      <text:p text:style-name="P1">| maketime(11,24,5) |</text:p>
      <text:p text:style-name="P1">+-------------------+</text:p>
      <text:p text:style-name="P1"><text:soft-page-break/>| 11:24:05 <text:s text:c="9"/>|</text:p>
      <text:p text:style-name="P1">+-------------------+</text:p>
      <text:p text:style-name="P1">1 row in set (0.000 sec)</text:p>
      <text:p text:style-name="P1"/>
      <text:p text:style-name="P1">MariaDB [(none)]&gt; SELECT MINUTE("2017-11-23 <text:s/>09:34:00");</text:p>
      <text:p text:style-name="P1">+--------------------------------+</text:p>
      <text:p text:style-name="P1">| MINUTE("2017-11-23 <text:s/>09:34:00") |</text:p>
      <text:p text:style-name="P1">+--------------------------------+</text:p>
      <text:p text:style-name="P1">| <text:s text:c="28"/>34 |</text:p>
      <text:p text:style-name="P1">+--------------------------------+</text:p>
      <text:p text:style-name="P1">1 row in set (0.000 sec)</text:p>
      <text:p text:style-name="P1"/>
      <text:p text:style-name="P1">MariaDB [(none)]&gt; SELECT Month("2017-11-23");</text:p>
      <text:p text:style-name="P1">+---------------------+</text:p>
      <text:p text:style-name="P1">| Month("2017-11-23") |</text:p>
      <text:p text:style-name="P1">+---------------------+</text:p>
      <text:p text:style-name="P1">| <text:s text:c="17"/>11 |</text:p>
      <text:p text:style-name="P1">+---------------------+</text:p>
      <text:p text:style-name="P1">1 row in set (0.000 sec)</text:p>
      <text:p text:style-name="P1"/>
      <text:p text:style-name="P1">MariaDB [(none)]&gt; SELECT Monthname("2017-11-23");</text:p>
      <text:p text:style-name="P1">+-------------------------+</text:p>
      <text:p text:style-name="P1">| Monthname("2017-11-23") |</text:p>
      <text:p text:style-name="P1">+-------------------------+</text:p>
      <text:p text:style-name="P1">| November <text:s text:c="15"/>|</text:p>
      <text:p text:style-name="P1">+-------------------------+</text:p>
      <text:p text:style-name="P1">1 row in set (0.000 sec)</text:p>
      <text:p text:style-name="P1"/>
      <text:p text:style-name="P1">MariaDB [(none)]&gt; select now();</text:p>
      <text:p text:style-name="P1">+---------------------+</text:p>
      <text:p text:style-name="P1">| now() <text:s text:c="14"/>|</text:p>
      <text:p text:style-name="P1">+---------------------+</text:p>
      <text:p text:style-name="P1">| 2021-11-23 17:15:34 |</text:p>
      <text:p text:style-name="P1">+---------------------+</text:p>
      <text:p text:style-name="P1">1 row in set (0.000 sec)</text:p>
      <text:p text:style-name="P1"/>
      <text:p text:style-name="P1">MariaDB [(none)]&gt; select period_add(202111,30);</text:p>
      <text:p text:style-name="P1">+-----------------------+</text:p>
      <text:p text:style-name="P1">| period_add(202111,30) |</text:p>
      <text:p text:style-name="P1">+-----------------------+</text:p>
      <text:p text:style-name="P1">| <text:s text:c="15"/>202405 |</text:p>
      <text:p text:style-name="P1">+-----------------------+</text:p>
      <text:p text:style-name="P1">1 row in set (0.000 sec)</text:p>
      <text:p text:style-name="P1"/>
      <text:p text:style-name="P1">MariaDB [(none)]&gt; select period_diff(202111,202103);</text:p>
      <text:p text:style-name="P1">+----------------------------+</text:p>
      <text:p text:style-name="P1">| period_diff(202111,202103) |</text:p>
      <text:p text:style-name="P1">+----------------------------+</text:p>
      <text:p text:style-name="P1">| <text:s text:c="25"/>8 |</text:p>
      <text:p text:style-name="P1">+----------------------------+</text:p>
      <text:p text:style-name="P1">1 row in set (0.000 sec)</text:p>
      <text:p text:style-name="P1"/>
      <text:p text:style-name="P1"><text:soft-page-break/></text:p>
      <text:p text:style-name="P1">MariaDB [(none)]&gt; SELECT quarter("2017-11-23");</text:p>
      <text:p text:style-name="P1">+-----------------------+</text:p>
      <text:p text:style-name="P1">| quarter("2017-11-23") |</text:p>
      <text:p text:style-name="P1">+-----------------------+</text:p>
      <text:p text:style-name="P1">| <text:s text:c="20"/>4 |</text:p>
      <text:p text:style-name="P1">+-----------------------+</text:p>
      <text:p text:style-name="P1">1 row in set (0.000 sec)</text:p>
      <text:p text:style-name="P1"/>
      <text:p text:style-name="P1">MariaDB [(none)]&gt; SELECT SECOND("2017-06-20 09:34:00.000023");</text:p>
      <text:p text:style-name="P1">+--------------------------------------+</text:p>
      <text:p text:style-name="P1">| SECOND("2017-06-20 09:34:00.000023") |</text:p>
      <text:p text:style-name="P1">+--------------------------------------+</text:p>
      <text:p text:style-name="P1">| <text:s text:c="35"/>0 |</text:p>
      <text:p text:style-name="P1">+--------------------------------------+</text:p>
      <text:p text:style-name="P1">1 row in set (0.000 sec)</text:p>
      <text:p text:style-name="P1"/>
      <text:p text:style-name="P1">MariaDB [(none)]&gt; select sec_to_time(2);</text:p>
      <text:p text:style-name="P1">+----------------+</text:p>
      <text:p text:style-name="P1">| sec_to_time(2) |</text:p>
      <text:p text:style-name="P1">+----------------+</text:p>
      <text:p text:style-name="P1">| 00:00:02 <text:s text:c="6"/>|</text:p>
      <text:p text:style-name="P1">+----------------+</text:p>
      <text:p text:style-name="P1">1 row in set (0.000 sec)</text:p>
      <text:p text:style-name="P1"/>
      <text:p text:style-name="P1">MariaDB [(none)]&gt; select str_to_date("nov 30 1999","%m %d %y");</text:p>
      <text:p text:style-name="P1">+---------------------------------------+</text:p>
      <text:p text:style-name="P1">| str_to_date("nov 30 1999","%m %d %y") |</text:p>
      <text:p text:style-name="P1">+---------------------------------------+</text:p>
      <text:p text:style-name="P1">| NULL <text:s text:c="33"/>|</text:p>
      <text:p text:style-name="P1">+---------------------------------------+</text:p>
      <text:p text:style-name="P1">1 row in set, 1 warning (0.000 sec)</text:p>
      <text:p text:style-name="P1"/>
      <text:p text:style-name="P1">MariaDB [(none)]&gt; select str_to_date("november 30 1999","%m %d %y");</text:p>
      <text:p text:style-name="P1">+--------------------------------------------+</text:p>
      <text:p text:style-name="P1">| str_to_date("november 30 1999","%m %d %y") |</text:p>
      <text:p text:style-name="P1">+--------------------------------------------+</text:p>
      <text:p text:style-name="P1">| NULL <text:s text:c="38"/>|</text:p>
      <text:p text:style-name="P1">+--------------------------------------------+</text:p>
      <text:p text:style-name="P1">1 row in set, 1 warning (0.000 sec)</text:p>
      <text:p text:style-name="P1"/>
      <text:p text:style-name="P1">MariaDB [(none)]&gt; SELECT STR_TO_DATE("november 30 2021", "%M %d %Y");</text:p>
      <text:p text:style-name="P1">+---------------------------------------------+</text:p>
      <text:p text:style-name="P1">| STR_TO_DATE("november 30 2021", "%M %d %Y") |</text:p>
      <text:p text:style-name="P1">+---------------------------------------------+</text:p>
      <text:p text:style-name="P1">| 2021-11-30 <text:s text:c="33"/>|</text:p>
      <text:p text:style-name="P1">+---------------------------------------------+</text:p>
      <text:p text:style-name="P1">1 row in set (0.000 sec)</text:p>
      <text:p text:style-name="P1"/>
      <text:p text:style-name="P1">MariaDB [(none)]&gt; SELECT SUBTIME("2017-06-15 10:24:21.000004", "5.000001");</text:p>
      <text:p text:style-name="P1">+---------------------------------------------------+</text:p>
      <text:p text:style-name="P1">| SUBTIME("2017-06-15 10:24:21.000004", "5.000001") |</text:p>
      <text:p text:style-name="P1"><text:soft-page-break/>+---------------------------------------------------+</text:p>
      <text:p text:style-name="P1">| 2017-06-15 10:24:16.000003 <text:s text:c="23"/>|</text:p>
      <text:p text:style-name="P1">+---------------------------------------------------+</text:p>
      <text:p text:style-name="P1">1 row in set (0.000 sec)</text:p>
      <text:p text:style-name="P1"/>
      <text:p text:style-name="P1">MariaDB [(none)]&gt; select sysdate();</text:p>
      <text:p text:style-name="P1">+---------------------+</text:p>
      <text:p text:style-name="P1">| sysdate() <text:s text:c="10"/>|</text:p>
      <text:p text:style-name="P1">+---------------------+</text:p>
      <text:p text:style-name="P1">| 2021-11-23 17:25:12 |</text:p>
      <text:p text:style-name="P1">+---------------------+</text:p>
      <text:p text:style-name="P1">1 row in set (0.000 sec)</text:p>
      <text:p text:style-name="P1"/>
      <text:p text:style-name="P1">MariaDB [(none)]&gt; select time("17:23:24");</text:p>
      <text:p text:style-name="P1">+------------------+</text:p>
      <text:p text:style-name="P1">| time("17:23:24") |</text:p>
      <text:p text:style-name="P1">+------------------+</text:p>
      <text:p text:style-name="P1">| 17:23:24 <text:s text:c="8"/>|</text:p>
      <text:p text:style-name="P1">+------------------+</text:p>
      <text:p text:style-name="P1">1 row in set (0.000 sec)</text:p>
      <text:p text:style-name="P1"/>
      <text:p text:style-name="P1">MariaDB [(none)]&gt; SELECT TIME_FORMAT("19:30:10", "%H %i %s");</text:p>
      <text:p text:style-name="P1">+-------------------------------------+</text:p>
      <text:p text:style-name="P1">| TIME_FORMAT("19:30:10", "%H %i %s") |</text:p>
      <text:p text:style-name="P1">+-------------------------------------+</text:p>
      <text:p text:style-name="P1">| 19 30 10 <text:s text:c="27"/>|</text:p>
      <text:p text:style-name="P1">+-------------------------------------+</text:p>
      <text:p text:style-name="P1">1 row in set (0.000 sec)</text:p>
      <text:p text:style-name="P1"/>
      <text:p text:style-name="P1">MariaDB [(none)]&gt; SELECT TIME_TO_SEC("19:30:10");</text:p>
      <text:p text:style-name="P1">+-------------------------+</text:p>
      <text:p text:style-name="P1">| TIME_TO_SEC("19:30:10") |</text:p>
      <text:p text:style-name="P1">+-------------------------+</text:p>
      <text:p text:style-name="P1">| <text:s text:c="18"/>70210 |</text:p>
      <text:p text:style-name="P1">+-------------------------+</text:p>
      <text:p text:style-name="P1">1 row in set (0.000 sec)</text:p>
      <text:p text:style-name="P1"/>
      <text:p text:style-name="P1">MariaDB [(none)]&gt; SELECT TIMEDIFF("13:10:11", "13:10:10");</text:p>
      <text:p text:style-name="P1">+----------------------------------+</text:p>
      <text:p text:style-name="P1">| TIMEDIFF("13:10:11", "13:10:10") |</text:p>
      <text:p text:style-name="P1">+----------------------------------+</text:p>
      <text:p text:style-name="P1">| 00:00:01 <text:s text:c="24"/>|</text:p>
      <text:p text:style-name="P1">+----------------------------------+</text:p>
      <text:p text:style-name="P1">1 row in set (0.000 sec)</text:p>
      <text:p text:style-name="P1"/>
      <text:p text:style-name="P1">MariaDB [(none)]&gt; SELECT TIMESTAMP("2021-11-30", <text:s/>"13:10:11");</text:p>
      <text:p text:style-name="P1">+--------------------------------------+</text:p>
      <text:p text:style-name="P1">| TIMESTAMP("2021-11-30", <text:s/>"13:10:11") |</text:p>
      <text:p text:style-name="P1">+--------------------------------------+</text:p>
      <text:p text:style-name="P1">| 2021-11-30 13:10:11 <text:s text:c="17"/>|</text:p>
      <text:p text:style-name="P1">+--------------------------------------+</text:p>
      <text:p text:style-name="P1">1 row in set (0.000 sec)</text:p>
      <text:p text:style-name="P1"><text:soft-page-break/></text:p>
      <text:p text:style-name="P1">MariaDB [(none)]&gt; SELECT to_days("2017-11-23");</text:p>
      <text:p text:style-name="P1">+-----------------------+</text:p>
      <text:p text:style-name="P1">| to_days("2017-11-23") |</text:p>
      <text:p text:style-name="P1">+-----------------------+</text:p>
      <text:p text:style-name="P1">| <text:s text:c="15"/>737021 |</text:p>
      <text:p text:style-name="P1">+-----------------------+</text:p>
      <text:p text:style-name="P1">1 row in set (0.000 sec)</text:p>
      <text:p text:style-name="P1"/>
      <text:p text:style-name="P1">MariaDB [(none)]&gt; SELECT week("2017-11-23");</text:p>
      <text:p text:style-name="P1">+--------------------+</text:p>
      <text:p text:style-name="P1">| week("2017-11-23") |</text:p>
      <text:p text:style-name="P1">+--------------------+</text:p>
      <text:p text:style-name="P1">| <text:s text:c="16"/>47 |</text:p>
      <text:p text:style-name="P1">+--------------------+</text:p>
      <text:p text:style-name="P1">1 row in set (0.000 sec)</text:p>
      <text:p text:style-name="P1"/>
      <text:p text:style-name="P1">MariaDB [(none)]&gt; SELECT weekday("2017-11-23");</text:p>
      <text:p text:style-name="P1">+-----------------------+</text:p>
      <text:p text:style-name="P1">| weekday("2017-11-23") |</text:p>
      <text:p text:style-name="P1">+-----------------------+</text:p>
      <text:p text:style-name="P1">| <text:s text:c="20"/>3 |</text:p>
      <text:p text:style-name="P1">+-----------------------+</text:p>
      <text:p text:style-name="P1">1 row in set (0.000 sec)</text:p>
      <text:p text:style-name="P1"/>
      <text:p text:style-name="P1">MariaDB [(none)]&gt; SELECT weekofyear("2017-11-23");</text:p>
      <text:p text:style-name="P1">+--------------------------+</text:p>
      <text:p text:style-name="P1">| weekofyear("2017-11-23") |</text:p>
      <text:p text:style-name="P1">+--------------------------+</text:p>
      <text:p text:style-name="P1">| <text:s text:c="22"/>47 |</text:p>
      <text:p text:style-name="P1">+--------------------------+</text:p>
      <text:p text:style-name="P1">1 row in set (0.000 sec)</text:p>
      <text:p text:style-name="P1"/>
      <text:p text:style-name="P1">MariaDB [(none)]&gt; SELECT year("2021-11-23");</text:p>
      <text:p text:style-name="P1">+--------------------+</text:p>
      <text:p text:style-name="P1">| year("2021-11-23") |</text:p>
      <text:p text:style-name="P1">+--------------------+</text:p>
      <text:p text:style-name="P1">| <text:s text:c="14"/>2021 |</text:p>
      <text:p text:style-name="P1">+--------------------+</text:p>
      <text:p text:style-name="P1">1 row in set (0.000 sec)</text:p>
      <text:p text:style-name="P1"/>
      <text:p text:style-name="P1">MariaDB [(none)]&gt; SELECT yearweek("2021-11-23");</text:p>
      <text:p text:style-name="P1">+------------------------+</text:p>
      <text:p text:style-name="P1">| yearweek("2021-11-23") |</text:p>
      <text:p text:style-name="P1">+------------------------+</text:p>
      <text:p text:style-name="P1">| <text:s text:c="16"/>202147 |</text:p>
      <text:p text:style-name="P1">+------------------------+</text:p>
      <text:p text:style-name="P1">1 row in set (0.0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0:54:04.337479365</meta:creation-date>
    <dc:date>2021-11-23T17:30:59.607501783</dc:date>
    <meta:editing-duration>PT6H26M25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20" meta:paragraph-count="904" meta:word-count="3199" meta:character-count="27633" meta:non-whitespace-character-count="23406"/>
  </office:meta>
</office:document-meta>
</file>